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format="1">
        <style:list-level-properties text:space-before="0in" text:min-label-width="0.4895in"/>
      </text:list-level-style-number>
      <text:list-level-style-number text:level="2" style:num-format="1" text:display-levels="2">
        <style:list-level-properties text:space-before="0in" text:min-label-width="0.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75in"/>
      </text:list-level-style-number>
      <text:list-level-style-number text:level="5" style:num-format="1" text:display-levels="5">
        <style:list-level-properties text:space-before="0in" text:min-label-width="1in"/>
      </text:list-level-style-number>
      <text:list-level-style-number text:level="6" style:num-format="1" text:display-levels="6">
        <style:list-level-properties text:space-before="0in" text:min-label-width="1in"/>
      </text:list-level-style-number>
      <text:list-level-style-number text:level="7" style:num-format="1" text:display-levels="7">
        <style:list-level-properties text:space-before="0in" text:min-label-width="1.25in"/>
      </text:list-level-style-number>
      <text:list-level-style-number text:level="8" style:num-format="1" text:display-levels="8">
        <style:list-level-properties text:space-before="0in" text:min-label-width="1.25in"/>
      </text:list-level-style-number>
      <text:list-level-style-number text:level="9" style:num-format="1" text:display-levels="9">
        <style:list-level-properties text:space-before="0in" text:min-label-width="1.5in"/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Bekezdésalapbetűtípusa" style:family="text">
      <style:text-properties fo:font-weight="bold" style:font-weight-asian="bold" style:font-weight-complex="bold" fo:color="#0000FF" fo:font-size="26pt" style:font-size-asian="26pt" style:font-size-complex="26pt" fo:language="en" fo:country="US"/>
    </style:style>
    <style:style style:name="T19" style:parent-style-name="Bekezdésalapbetűtípusa" style:family="text">
      <style:text-properties fo:font-weight="bold" style:font-weight-asian="bold" style:font-weight-complex="bold" fo:color="#0000FF" fo:font-size="26pt" style:font-size-asian="26pt" style:font-size-complex="26pt"/>
    </style:style>
    <style:style style:name="T20" style:parent-style-name="Bekezdésalapbetűtípusa" style:family="text">
      <style:text-properties fo:font-weight="bold" style:font-weight-asian="bold" style:font-weight-complex="bold" fo:color="#0000FF" fo:font-size="26pt" style:font-size-asian="26pt" style:font-size-complex="26pt" fo:language="en" fo:country="US"/>
    </style:style>
    <style:style style:name="T21" style:parent-style-name="Bekezdésalapbetűtípusa" style:family="text">
      <style:text-properties fo:font-weight="bold" style:font-weight-asian="bold" style:font-weight-complex="bold" fo:color="#0000FF" fo:font-size="26pt" style:font-size-asian="26pt" style:font-size-complex="26pt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T25" style:parent-style-name="Bekezdésalapbetűtípusa" style:family="text">
      <style:text-properties fo:font-size="22pt" style:font-size-asian="22pt" style:font-size-complex="22pt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3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2" style:parent-style-name="Standard" style:family="paragraph">
      <style:text-properties fo:font-size="16pt" style:font-size-asian="16pt" style:font-size-complex="16pt"/>
    </style:style>
    <style:style style:name="TableColumn44" style:family="table-column">
      <style:table-column-properties style:column-width="2.0222in" style:use-optimal-column-width="false"/>
    </style:style>
    <style:style style:name="TableColumn45" style:family="table-column">
      <style:table-column-properties style:column-width="1.0937in" style:use-optimal-column-width="false"/>
    </style:style>
    <style:style style:name="TableColumn46" style:family="table-column">
      <style:table-column-properties style:column-width="3.2812in" style:use-optimal-column-width="false"/>
    </style:style>
    <style:style style:name="Table43" style:family="table">
      <style:table-properties style:width="6.3972in" style:rel-width="100%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fo:padding-top="0in" fo:padding-left="0.0486in" fo:padding-bottom="0in" fo:padding-right="0.0486in"/>
    </style:style>
    <style:style style:name="P49" style:parent-style-name="Standard" style:family="paragraph">
      <style:paragraph-properties style:snap-to-layout-grid="false"/>
    </style:style>
    <style:style style:name="TableCell50" style:family="table-cell">
      <style:table-cell-properties fo:border="none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/>
    </style:style>
    <style:style style:name="TableCell52" style:family="table-cell">
      <style:table-cell-properties fo:border="none" fo:padding-top="0in" fo:padding-left="0.0486in" fo:padding-bottom="0in" fo:padding-right="0.0486in"/>
    </style:style>
    <style:style style:name="P53" style:parent-style-name="Standard" style:family="paragraph">
      <style:paragraph-properties style:snap-to-layout-grid="false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fo:padding-top="0in" fo:padding-left="0.0486in" fo:padding-bottom="0in" fo:padding-right="0.0486in"/>
    </style:style>
    <style:style style:name="P56" style:parent-style-name="Standard" style:family="paragraph">
      <style:paragraph-properties style:snap-to-layout-grid="false"/>
    </style:style>
    <style:style style:name="TableCell57" style:family="table-cell">
      <style:table-cell-properties fo:border="none" fo:padding-top="0in" fo:padding-left="0.0486in" fo:padding-bottom="0in" fo:padding-right="0.0486in"/>
    </style:style>
    <style:style style:name="P58" style:parent-style-name="Standard" style:family="paragraph">
      <style:paragraph-properties style:snap-to-layout-grid="false"/>
    </style:style>
    <style:style style:name="TableCell59" style:family="table-cell">
      <style:table-cell-properties fo:border="none" fo:padding-top="0in" fo:padding-left="0.0486in" fo:padding-bottom="0in" fo:padding-right="0.0486in"/>
    </style:style>
    <style:style style:name="P60" style:parent-style-name="Standard" style:family="paragraph">
      <style:paragraph-properties style:snap-to-layout-grid="false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/>
    </style:style>
    <style:style style:name="TableCell64" style:family="table-cell">
      <style:table-cell-properties fo:border="none" fo:padding-top="0in" fo:padding-left="0.0486in" fo:padding-bottom="0in" fo:padding-right="0.0486in"/>
    </style:style>
    <style:style style:name="P65" style:parent-style-name="Standard" style:family="paragraph">
      <style:paragraph-properties style:snap-to-layout-grid="false"/>
    </style:style>
    <style:style style:name="TableCell66" style:family="table-cell">
      <style:table-cell-properties fo:border="none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padding-top="0in" fo:padding-left="0.0486in" fo:padding-bottom="0in" fo:padding-right="0.0486in"/>
    </style:style>
    <style:style style:name="P70" style:parent-style-name="Standard" style:family="paragraph">
      <style:paragraph-properties style:snap-to-layout-grid="false"/>
    </style:style>
    <style:style style:name="TableCell71" style:family="table-cell">
      <style:table-cell-properties fo:border="none" fo:padding-top="0in" fo:padding-left="0.0486in" fo:padding-bottom="0in" fo:padding-right="0.0486in"/>
    </style:style>
    <style:style style:name="P72" style:parent-style-name="Standard" style:family="paragraph">
      <style:paragraph-properties style:snap-to-layout-grid="false"/>
      <style:text-properties fo:color="#000000"/>
    </style:style>
    <style:style style:name="TableCell73" style:family="table-cell">
      <style:table-cell-properties fo:border="none" fo:padding-top="0in" fo:padding-left="0.0486in" fo:padding-bottom="0in" fo:padding-right="0.0486in"/>
    </style:style>
    <style:style style:name="P74" style:parent-style-name="Standard" style:family="paragraph">
      <style:paragraph-properties style:snap-to-layout-grid="false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fo:padding-top="0in" fo:padding-left="0.0486in" fo:padding-bottom="0in" fo:padding-right="0.0486in"/>
    </style:style>
    <style:style style:name="P77" style:parent-style-name="Standard" style:family="paragraph">
      <style:paragraph-properties style:snap-to-layout-grid="false"/>
    </style:style>
    <style:style style:name="TableCell78" style:family="table-cell">
      <style:table-cell-properties fo:border="none" fo:padding-top="0in" fo:padding-left="0.0486in" fo:padding-bottom="0in" fo:padding-right="0.0486in"/>
    </style:style>
    <style:style style:name="P79" style:parent-style-name="Standard" style:family="paragraph">
      <style:paragraph-properties style:snap-to-layout-grid="false"/>
      <style:text-properties fo:color="#000000"/>
    </style:style>
    <style:style style:name="TableCell80" style:family="table-cell">
      <style:table-cell-properties fo:border="none" fo:padding-top="0in" fo:padding-left="0.0486in" fo:padding-bottom="0in" fo:padding-right="0.0486in"/>
    </style:style>
    <style:style style:name="P81" style:parent-style-name="Standard" style:family="paragraph">
      <style:paragraph-properties style:snap-to-layout-grid="false"/>
    </style:style>
    <style:style style:name="P8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83" style:parent-style-name="Standard" style:family="paragraph">
      <style:paragraph-properties fo:text-align="center"/>
    </style:style>
    <style:style style:name="P84" style:parent-style-name="Címsor1" style:list-style-name="LFO11" style:family="paragraph">
      <style:paragraph-properties fo:margin-left="0in" fo:text-indent="0in">
        <style:tab-stops/>
      </style:paragraph-properties>
    </style:style>
    <style:style style:name="P85" style:parent-style-name="Standard" style:list-style-name="LFO13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86" style:parent-style-name="Címsor2" style:family="paragraph">
      <style:paragraph-properties fo:margin-bottom="0.05in" style:line-height-at-least="0.1875in"/>
      <style:text-properties style:font-name="Times New Roman" style:font-name-complex="Times New Roman" fo:color="#000000" fo:font-size="12pt" style:font-size-asian="12pt" style:font-size-complex="12pt"/>
    </style:style>
    <style:style style:name="P87" style:parent-style-name="NormálWeb" style:family="paragraph">
      <style:paragraph-properties fo:margin-top="0.0666in" fo:margin-bottom="0.1333in" style:line-height-at-least="0.1875in"/>
      <style:text-properties fo:color="#000000"/>
    </style:style>
    <style:style style:name="P88" style:parent-style-name="NormálWeb" style:family="paragraph">
      <style:paragraph-properties fo:margin-top="0.0666in" fo:margin-bottom="0.1333in" style:line-height-at-least="0.1875in"/>
      <style:text-properties fo:color="#000000"/>
    </style:style>
    <style:style style:name="P89" style:parent-style-name="Normál" style:list-style-name="LFO14" style:family="paragraph">
      <style:paragraph-properties fo:widows="2" fo:orphans="2" style:vertical-align="auto" fo:margin-left="0.3305in" fo:text-indent="-0.2479in">
        <style:tab-stops>
          <style:tab-stop style:type="left" style:position="0.1694in"/>
        </style:tab-stops>
      </style:paragraph-properties>
      <style:text-properties style:font-name-complex="Times New Roman" fo:color="#000000" fo:hyphenate="true"/>
    </style:style>
    <style:style style:name="P90" style:parent-style-name="Normál" style:list-style-name="LFO14" style:family="paragraph">
      <style:paragraph-properties fo:widows="2" fo:orphans="2" style:vertical-align="auto" fo:margin-left="0.3305in" fo:text-indent="-0.2479in">
        <style:tab-stops>
          <style:tab-stop style:type="left" style:position="0.1694in"/>
        </style:tab-stops>
      </style:paragraph-properties>
      <style:text-properties fo:hyphenate="true"/>
    </style:style>
    <style:style style:name="T91" style:parent-style-name="Bekezdésalapbetűtípusa" style:family="text">
      <style:text-properties style:font-name-complex="Times New Roman" fo:color="#000000"/>
    </style:style>
    <style:style style:name="T92" style:parent-style-name="Bekezdésalapbetűtípusa" style:family="text">
      <style:text-properties style:font-name-complex="Times New Roman" fo:color="#000000"/>
    </style:style>
    <style:style style:name="T93" style:parent-style-name="Bekezdésalapbetűtípusa" style:family="text">
      <style:text-properties style:font-name-complex="Times New Roman" fo:color="#000000"/>
    </style:style>
    <style:style style:name="P94" style:parent-style-name="Normál" style:list-style-name="LFO14" style:family="paragraph">
      <style:paragraph-properties fo:widows="2" fo:orphans="2" style:vertical-align="auto" fo:margin-left="0.3305in" fo:text-indent="-0.2479in">
        <style:tab-stops>
          <style:tab-stop style:type="left" style:position="0.1694in"/>
        </style:tab-stops>
      </style:paragraph-properties>
      <style:text-properties fo:hyphenate="true"/>
    </style:style>
    <style:style style:name="T95" style:parent-style-name="Bekezdésalapbetűtípusa" style:family="text">
      <style:text-properties style:font-name-complex="Times New Roman" fo:color="#000000"/>
    </style:style>
    <style:style style:name="T96" style:parent-style-name="Bekezdésalapbetűtípusa" style:family="text">
      <style:text-properties style:font-name-complex="Times New Roman" fo:color="#000000"/>
    </style:style>
    <style:style style:name="T97" style:parent-style-name="Bekezdésalapbetűtípusa" style:family="text">
      <style:text-properties style:font-name-complex="Times New Roman" fo:color="#000000"/>
    </style:style>
    <style:style style:name="P98" style:parent-style-name="Normál" style:list-style-name="LFO14" style:family="paragraph">
      <style:paragraph-properties fo:widows="2" fo:orphans="2" style:vertical-align="auto" fo:margin-left="0.3305in" fo:text-indent="-0.2479in">
        <style:tab-stops>
          <style:tab-stop style:type="left" style:position="0.1694in"/>
        </style:tab-stops>
      </style:paragraph-properties>
      <style:text-properties style:font-name-complex="Times New Roman" fo:color="#000000" fo:hyphenate="true"/>
    </style:style>
    <style:style style:name="P99" style:parent-style-name="Normál" style:list-style-name="LFO14" style:family="paragraph">
      <style:paragraph-properties fo:widows="2" fo:orphans="2" style:vertical-align="auto" fo:margin-left="0.3305in" fo:text-indent="-0.2479in">
        <style:tab-stops>
          <style:tab-stop style:type="left" style:position="0.1694in"/>
        </style:tab-stops>
      </style:paragraph-properties>
      <style:text-properties fo:hyphenate="true"/>
    </style:style>
    <style:style style:name="T100" style:parent-style-name="Bekezdésalapbetűtípusa" style:family="text">
      <style:text-properties style:font-name-complex="Times New Roman" fo:color="#000000"/>
    </style:style>
    <style:style style:name="T101" style:parent-style-name="Bekezdésalapbetűtípusa" style:family="text">
      <style:text-properties style:font-name-complex="Times New Roman" fo:color="#000000"/>
    </style:style>
    <style:style style:name="T102" style:parent-style-name="Bekezdésalapbetűtípusa" style:family="text">
      <style:text-properties style:font-name-complex="Times New Roman" fo:color="#000000"/>
    </style:style>
    <style:style style:name="T103" style:parent-style-name="Bekezdésalapbetűtípusa" style:family="text">
      <style:text-properties style:font-name-complex="Times New Roman" fo:color="#000000"/>
    </style:style>
    <style:style style:name="T104" style:parent-style-name="Bekezdésalapbetűtípusa" style:family="text">
      <style:text-properties style:font-name-complex="Times New Roman" fo:color="#000000"/>
    </style:style>
    <style:style style:name="P105" style:parent-style-name="Normál" style:list-style-name="LFO14" style:family="paragraph">
      <style:paragraph-properties fo:widows="2" fo:orphans="2" style:vertical-align="auto" fo:margin-left="0.3305in" fo:text-indent="-0.2479in">
        <style:tab-stops>
          <style:tab-stop style:type="left" style:position="0.1694in"/>
        </style:tab-stops>
      </style:paragraph-properties>
      <style:text-properties style:font-name-complex="Times New Roman" fo:color="#000000" fo:hyphenate="true"/>
    </style:style>
    <style:style style:name="P106" style:parent-style-name="NormálWeb" style:family="paragraph">
      <style:paragraph-properties fo:margin-top="0.0666in" fo:margin-bottom="0.1333in" style:line-height-at-least="0.1875in"/>
      <style:text-properties fo:color="#000000"/>
    </style:style>
    <style:style style:name="P107" style:parent-style-name="NormálWeb" style:family="paragraph">
      <style:paragraph-properties fo:margin-top="0.0666in" fo:margin-bottom="0.1333in" style:line-height-at-least="0.1875in"/>
      <style:text-properties fo:color="#000000"/>
    </style:style>
    <style:style style:name="P108" style:parent-style-name="Címsor1" style:list-style-name="WW_OutlineListStyle_1" style:family="paragraph"/>
    <style:style style:name="P109" style:parent-style-name="Címsor2" style:list-style-name="WW_OutlineListStyle_1" style:family="paragraph">
      <style:text-properties fo:font-style="normal" style:font-style-asian="normal"/>
    </style:style>
    <style:style style:name="T110" style:parent-style-name="Bekezdésalapbetűtípusa" style:family="text">
      <style:text-properties fo:font-weight="bold" style:font-weight-asian="bold"/>
    </style:style>
    <style:style style:name="T111" style:parent-style-name="Bekezdésalapbetűtípusa" style:family="text">
      <style:text-properties fo:font-weight="bold" style:font-weight-asian="bold"/>
    </style:style>
    <style:style style:name="T112" style:parent-style-name="Bekezdésalapbetűtípusa" style:family="text">
      <style:text-properties fo:font-weight="bold" style:font-weight-asian="bold"/>
    </style:style>
    <style:style style:name="T113" style:parent-style-name="Bekezdésalapbetűtípusa" style:family="text">
      <style:text-properties fo:font-weight="bold" style:font-weight-asian="bold"/>
    </style:style>
    <style:style style:name="TableColumn115" style:family="table-column">
      <style:table-column-properties style:column-width="3.15in" style:use-optimal-column-width="false"/>
    </style:style>
    <style:style style:name="TableColumn116" style:family="table-column">
      <style:table-column-properties style:column-width="3.15in" style:use-optimal-column-width="false"/>
    </style:style>
    <style:style style:name="Table114" style:family="table">
      <style:table-properties style:width="6.3in" fo:margin-left="0.0312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0.0034in solid #000000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37" style:parent-style-name="Bekezdésalapbetűtípusa" style:family="text">
      <style:text-properties fo:font-weight="bold" style:font-weight-asian="bold"/>
    </style:style>
    <style:style style:name="T138" style:parent-style-name="Bekezdésalapbetűtípusa" style:family="text">
      <style:text-properties fo:font-weight="bold" style:font-weight-asian="bold"/>
    </style:style>
    <style:style style:name="T139" style:parent-style-name="Bekezdésalapbetűtípusa" style:family="text">
      <style:text-properties fo:font-weight="bold" style:font-weight-asian="bold"/>
    </style:style>
    <style:style style:name="TableColumn141" style:family="table-column">
      <style:table-column-properties style:column-width="1.65in"/>
    </style:style>
    <style:style style:name="TableColumn142" style:family="table-column">
      <style:table-column-properties style:column-width="4.7472in"/>
    </style:style>
    <style:style style:name="Table140" style:family="table">
      <style:table-properties style:width="6.3972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45" style:parent-style-name="Standard" style:family="paragraph">
      <style:text-properties style:letter-kerning="false" style:language-asian="hu" style:country-asian="HU"/>
    </style:style>
    <style:style style:name="TableCell14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47" style:parent-style-name="Standard" style:family="paragraph">
      <style:text-properties style:letter-kerning="false" style:language-asian="hu" style:country-asian="HU"/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50" style:parent-style-name="Bekezdésalapbetűtípusa" style:family="text">
      <style:text-properties style:letter-kerning="false" style:language-asian="hu" style:country-asian="HU"/>
    </style:style>
    <style:style style:name="TableCell15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52" style:parent-style-name="Bekezdésalapbetűtípusa" style:family="text">
      <style:text-properties style:letter-kerning="false" style:language-asian="hu" style:country-asian="HU"/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55" style:parent-style-name="Bekezdésalapbetűtípusa" style:family="text">
      <style:text-properties style:letter-kerning="false" style:language-asian="hu" style:country-asian="HU"/>
    </style:style>
    <style:style style:name="TableCell15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57" style:parent-style-name="Bekezdésalapbetűtípusa" style:family="text">
      <style:text-properties style:letter-kerning="false" style:language-asian="hu" style:country-asian="HU"/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60" style:parent-style-name="Bekezdésalapbetűtípusa" style:family="text">
      <style:text-properties style:letter-kerning="false" style:language-asian="hu" style:country-asian="HU"/>
    </style:style>
    <style:style style:name="TableCell16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62" style:parent-style-name="Bekezdésalapbetűtípusa" style:family="text">
      <style:text-properties style:letter-kerning="false" style:language-asian="hu" style:country-asian="HU"/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65" style:parent-style-name="Bekezdésalapbetűtípusa" style:family="text">
      <style:text-properties style:letter-kerning="false" style:language-asian="hu" style:country-asian="HU"/>
    </style:style>
    <style:style style:name="TableCell16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67" style:parent-style-name="Bekezdésalapbetűtípusa" style:family="text">
      <style:text-properties style:letter-kerning="false" style:language-asian="hu" style:country-asian="HU"/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70" style:parent-style-name="Bekezdésalapbetűtípusa" style:family="text">
      <style:text-properties style:letter-kerning="false" style:language-asian="hu" style:country-asian="HU"/>
    </style:style>
    <style:style style:name="TableCell17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72" style:parent-style-name="Bekezdésalapbetűtípusa" style:family="text">
      <style:text-properties style:letter-kerning="false" style:language-asian="hu" style:country-asian="HU"/>
    </style:style>
    <style:style style:name="TableRow173" style:family="table-row">
      <style:table-row-properties/>
    </style:style>
    <style:style style:name="TableCell17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75" style:parent-style-name="Bekezdésalapbetűtípusa" style:family="text">
      <style:text-properties style:letter-kerning="false" style:language-asian="hu" style:country-asian="HU"/>
    </style:style>
    <style:style style:name="TableCell17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77" style:parent-style-name="Bekezdésalapbetűtípusa" style:family="text">
      <style:text-properties style:letter-kerning="false" style:language-asian="hu" style:country-asian="HU"/>
    </style:style>
    <style:style style:name="T178" style:parent-style-name="Bekezdésalapbetűtípusa" style:family="text">
      <style:text-properties style:letter-kerning="false" style:language-asian="hu" style:country-asian="HU"/>
    </style:style>
    <style:style style:name="TableRow179" style:family="table-row">
      <style:table-row-properties/>
    </style:style>
    <style:style style:name="TableCell18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81" style:parent-style-name="Bekezdésalapbetűtípusa" style:family="text">
      <style:text-properties style:letter-kerning="false" style:language-asian="hu" style:country-asian="HU"/>
    </style:style>
    <style:style style:name="TableCell18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83" style:parent-style-name="Bekezdésalapbetűtípusa" style:family="text">
      <style:text-properties style:letter-kerning="false" style:language-asian="hu" style:country-asian="HU"/>
    </style:style>
    <style:style style:name="TableRow184" style:family="table-row">
      <style:table-row-properties/>
    </style:style>
    <style:style style:name="TableCell18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86" style:parent-style-name="Bekezdésalapbetűtípusa" style:family="text">
      <style:text-properties style:letter-kerning="false" style:language-asian="hu" style:country-asian="HU"/>
    </style:style>
    <style:style style:name="TableCell18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88" style:parent-style-name="Bekezdésalapbetűtípusa" style:family="text">
      <style:text-properties style:letter-kerning="false" style:language-asian="hu" style:country-asian="HU"/>
    </style:style>
    <style:style style:name="TableRow189" style:family="table-row">
      <style:table-row-properties/>
    </style:style>
    <style:style style:name="TableCell19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91" style:parent-style-name="Bekezdésalapbetűtípusa" style:family="text">
      <style:text-properties style:letter-kerning="false" style:language-asian="hu" style:country-asian="HU"/>
    </style:style>
    <style:style style:name="TableCell19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93" style:parent-style-name="Bekezdésalapbetűtípusa" style:family="text">
      <style:text-properties style:letter-kerning="false" style:language-asian="hu" style:country-asian="HU"/>
    </style:style>
    <style:style style:name="TableRow194" style:family="table-row">
      <style:table-row-properties/>
    </style:style>
    <style:style style:name="TableCell19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196" style:parent-style-name="Bekezdésalapbetűtípusa" style:family="text">
      <style:text-properties style:letter-kerning="false" style:language-asian="hu" style:country-asian="HU"/>
    </style:style>
    <style:style style:name="TableCell19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198" style:parent-style-name="Bekezdésalapbetűtípusa" style:family="text">
      <style:text-properties style:letter-kerning="false" style:language-asian="hu" style:country-asian="HU"/>
    </style:style>
    <style:style style:name="TableRow199" style:family="table-row">
      <style:table-row-properties/>
    </style:style>
    <style:style style:name="TableCell20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T201" style:parent-style-name="Bekezdésalapbetűtípusa" style:family="text">
      <style:text-properties style:letter-kerning="false" style:language-asian="hu" style:country-asian="HU"/>
    </style:style>
    <style:style style:name="TableCell20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03" style:parent-style-name="Standard" style:family="paragraph">
      <style:text-properties style:letter-kerning="false" style:language-asian="hu" style:country-asian="HU"/>
    </style:style>
    <style:style style:name="TableColumn205" style:family="table-column">
      <style:table-column-properties style:column-width="1.934in" style:use-optimal-column-width="false"/>
    </style:style>
    <style:style style:name="TableColumn206" style:family="table-column">
      <style:table-column-properties style:column-width="4.2972in" style:use-optimal-column-width="false"/>
    </style:style>
    <style:style style:name="Table204" style:family="table">
      <style:table-properties style:width="6.2312in" fo:margin-left="-0.0784in" table:align="left"/>
    </style:style>
    <style:style style:name="TableRow207" style:family="table-row">
      <style:table-row-properties style:min-row-height="0.1888in" style:use-optimal-row-height="false"/>
    </style:style>
    <style:style style:name="TableCell208" style:family="table-cell">
      <style:table-cell-properties fo:border-top="0.0069in solid #000000" fo:border-left="0.0069in solid #000000" fo:border-bottom="0.0104in double #000000" style:border-line-width-bottom="0.0034in 0.0034in 0.0034in" fo:border-right="non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  <style:text-properties fo:font-weight="bold" style:font-weight-asian="bold"/>
    </style:style>
    <style:style style:name="TableCell210" style:family="table-cell">
      <style:table-cell-properties fo:border-top="0.0069in solid #000000" fo:border-left="0.0069in solid #000000" fo:border-bottom="0.0104in double #000000" style:border-line-width-bottom="0.0034in 0.0034in 0.0034in" fo:border-right="0.0069in solid #000000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TableRow212" style:family="table-row">
      <style:table-row-properties style:min-row-height="0.1784in" style:use-optimal-row-height="false"/>
    </style:style>
    <style:style style:name="TableCell213" style:family="table-cell">
      <style:table-cell-properties fo:border-top="0.0104in double #000000" style:border-line-width-top="0.0034in 0.0034in 0.0034in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fo:font-weight="bold" style:font-weight-asian="bold"/>
    </style:style>
    <style:style style:name="TableCell215" style:family="table-cell">
      <style:table-cell-properties fo:border-top="0.0104in double #000000" style:border-line-width-top="0.0034in 0.0034in 0.0034in" fo:border-left="0.0069in solid #000000" fo:border-bottom="0.0069in solid #000000" fo:border-right="0.0069in solid #000000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</style:style>
    <style:style style:name="TableRow217" style:family="table-row">
      <style:table-row-properties style:min-row-height="0.1888in"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  <style:text-properties fo:font-weight="bold" style:font-weight-asian="bold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</style:style>
    <style:style style:name="TableRow222" style:family="table-row">
      <style:table-row-properties style:min-row-height="0.1993in"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  <style:text-properties fo:font-weight="bold" style:font-weight-asian="bold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ableColumn228" style:family="table-column">
      <style:table-column-properties style:column-width="1.3979in" style:use-optimal-column-width="false"/>
    </style:style>
    <style:style style:name="TableColumn229" style:family="table-column">
      <style:table-column-properties style:column-width="0.9027in" style:use-optimal-column-width="false"/>
    </style:style>
    <style:style style:name="TableColumn230" style:family="table-column">
      <style:table-column-properties style:column-width="0.9979in" style:use-optimal-column-width="false"/>
    </style:style>
    <style:style style:name="TableColumn231" style:family="table-column">
      <style:table-column-properties style:column-width="2.943in" style:use-optimal-column-width="false"/>
    </style:style>
    <style:style style:name="Table227" style:family="table">
      <style:table-properties style:width="6.2416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  <style:text-properties fo:font-weight="bold" style:font-weight-asian="bold"/>
    </style:style>
    <style:style style:name="TableCell235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  <style:text-properties fo:font-weight="bold" style:font-weight-asian="bold"/>
    </style:style>
    <style:style style:name="TableCell237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238" style:parent-style-name="Standard" style:family="paragraph">
      <style:paragraph-properties style:snap-to-layout-grid="false"/>
      <style:text-properties fo:font-weight="bold" style:font-weight-asian="bold"/>
    </style:style>
    <style:style style:name="TableCell239" style:family="table-cell">
      <style:table-cell-properties fo:border="0.0069in solid #000000" fo:background-color="#E6E6E6" fo:padding-top="0in" fo:padding-left="0.075in" fo:padding-bottom="0in" fo:padding-right="0.075in"/>
    </style:style>
    <style:style style:name="P240" style:parent-style-name="Standard" style:family="paragraph">
      <style:paragraph-properties style:snap-to-layout-grid="false"/>
      <style:text-properties fo:font-weight="bold" style:font-weight-asian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/>
    </style:style>
    <style:style style:name="TableCell2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5" style:parent-style-name="Standard" style:family="paragraph">
      <style:paragraph-properties style:snap-to-layout-grid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Standard" style:family="paragraph">
      <style:paragraph-properties style:snap-to-layout-grid="false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</style:style>
    <style:style style:name="TableCell2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6" style:parent-style-name="Standard" style:family="paragraph">
      <style:paragraph-properties style:snap-to-layout-grid="false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Standard" style:family="paragraph">
      <style:paragraph-properties style:snap-to-layout-grid="false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1" style:parent-style-name="Standard" style:family="paragraph">
      <style:paragraph-properties style:snap-to-layout-grid="false"/>
    </style:style>
    <style:style style:name="TableCell2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3" style:parent-style-name="Standard" style:family="paragraph">
      <style:paragraph-properties style:snap-to-layout-grid="false"/>
    </style:style>
    <style:style style:name="TableCell2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5" style:parent-style-name="Standard" style:family="paragraph">
      <style:paragraph-properties style:snap-to-layout-grid="false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[ANYAG SORSZ</text:span><text:span text:style-name="T19">ÁMA ÉS<text:s/></text:span><text:span text:style-name="T20">C</text:span><text:span text:style-name="T21">ÍME]</text:span></text:p>
      <text:p text:style-name="P22"/>
      <text:p text:style-name="P23"/>
      <text:p text:style-name="P24"><text:span text:style-name="T25">54 – Override</text:span></text:p>
      <text:p text:style-name="P26"/>
      <text:p text:style-name="P27"/>
      <text:p text:style-name="P28">Konzulens:</text:p>
      <text:p text:style-name="P29">László Zoltán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sapattagok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Kriván Bálint</text:p>
          </table:table-cell>
          <table:table-cell table:style-name="TableCell50">
            <text:p text:style-name="P51">CBVOEN</text:p>
          </table:table-cell>
          <table:table-cell table:style-name="TableCell52">
            <text:p text:style-name="P53">balint@krivan.hu</text:p>
          </table:table-cell>
        </table:table-row>
        <table:table-row table:style-name="TableRow54">
          <table:table-cell table:style-name="TableCell55">
            <text:p text:style-name="P56">Jákli Gábor</text:p>
          </table:table-cell>
          <table:table-cell table:style-name="TableCell57">
            <text:p text:style-name="P58">ONZ5G1</text:p>
          </table:table-cell>
          <table:table-cell table:style-name="TableCell59">
            <text:p text:style-name="P60">j_gab666@hotmail.com</text:p>
          </table:table-cell>
        </table:table-row>
        <table:table-row table:style-name="TableRow61">
          <table:table-cell table:style-name="TableCell62">
            <text:p text:style-name="P63">Dévényi Attila</text:p>
          </table:table-cell>
          <table:table-cell table:style-name="TableCell64">
            <text:p text:style-name="P65">L1YRH0</text:p>
          </table:table-cell>
          <table:table-cell table:style-name="TableCell66">
            <text:p text:style-name="P67">devenyiat@gmail.com</text:p>
          </table:table-cell>
        </table:table-row>
        <table:table-row table:style-name="TableRow68">
          <table:table-cell table:style-name="TableCell69">
            <text:p text:style-name="P70">Apagyi Gábor</text:p>
          </table:table-cell>
          <table:table-cell table:style-name="TableCell71">
            <text:p text:style-name="P72"><text:bookmark-start text:name="internal-source-marker_0.651673025218769"/><text:bookmark-end text:name="internal-source-marker_0.651673025218769"/>X8SG3T</text:p>
          </table:table-cell>
          <table:table-cell table:style-name="TableCell73">
            <text:p text:style-name="P74">apagyi.gabooo@gmail.com</text:p>
          </table:table-cell>
        </table:table-row>
        <table:table-row table:style-name="TableRow75">
          <table:table-cell table:style-name="TableCell76">
            <text:p text:style-name="P77">Péter Tamás Pál</text:p>
          </table:table-cell>
          <table:table-cell table:style-name="TableCell78">
            <text:p text:style-name="P79">N5ZLEG</text:p>
          </table:table-cell>
          <table:table-cell table:style-name="TableCell80">
            <text:p text:style-name="P81">falconsaglevlist@gmail.com</text:p>
          </table:table-cell>
        </table:table-row>
      </table:table>
      <text:p text:style-name="Standard"/>
      <text:p text:style-name="P82">2011.02.16.</text:p>
      <text:p text:style-name="P83"/>
      <text:h text:style-name="P84" text:outline-level="1"><text:bookmark-start text:name="_Ref251771138"/><text:soft-page-break/>Követelmények leírása</text:h>
      <text:list text:style-name="LFO13" text:continue-numbering="true">
        <text:list-item>
          <text:list>
            <text:list-item>
              <text:p text:style-name="P85">A követelmények leírása</text:p>
            </text:list-item>
          </text:list>
        </text:list-item>
      </text:list>
      <text:h text:style-name="P86" text:outline-level="2">Digitális rendszer modellezése</text:h>
      <text:p text:style-name="P87">Egy digitális rendszer (áramkör) alapvető építőelemekből áll. Az építőelemek be- és/vagy kimenetekkel rendelkeznek. A kimenetek értéke a bemenetek értéke alapján alakul ki. Egy kimenetre tetszőleges számú bemenet csatlakoztatható, amely hatására az adott bemenetek felveszik a kimenet által adott logikai (igaz vagy hamis) szintet. Több kimenet összekapcsolása nem megengedett. Üresen hagyott (semmihez sem kapcsolódó) bemenet nem megengedett.</text:p>
      <text:p text:style-name="P88">Az alapvető építőelemek:</text:p>
      <text:list text:style-name="LFO14" text:continue-numbering="true">
        <text:list-item>
          <text:p text:style-name="P89">INVERTER - az inverter egy bemenettel és egy kimenettel rendelkezik, a kimenet értéke a bemenet logikai negáltja.</text:p>
        </text:list-item>
        <text:list-item>
          <text:p text:style-name="P90"><text:span text:style-name="T91">ÉS kapu - az és kapu két vagy több bemenettel és egy kimenettel rendelkezik. A kimenet értéke a bemen</text:span><text:span text:style-name="T92">e</text:span><text:span text:style-name="T93">tek logikai és kapcsolata.</text:span></text:p>
        </text:list-item>
        <text:list-item>
          <text:p text:style-name="P94"><text:span text:style-name="T95">VAGY - a vagy kapu két vagy több bemenettel és egy kimenettel rendelkezik. A kimenet értéke a bemen</text:span><text:span text:style-name="T96">e</text:span><text:span text:style-name="T97">tek logikai vagy kapcsolata.</text:span></text:p>
        </text:list-item>
        <text:list-item>
          <text:p text:style-name="P98">Kapcsoló - a kapcsoló jelforrás, egy kimenete van. "Be" állásban a kimenete igaz, "ki" állásban pedig hamis.</text:p>
        </text:list-item>
        <text:list-item>
          <text:p text:style-name="P99"><text:span text:style-name="T100">Jelgenerátor - a jelgenerátor jelforrás, egy kimenettel. A kimenet előre definiált jelsoroz</text:span><text:span text:style-name="T101">a</text:span><text:span text:style-name="T102">tot ismétel ciklik</text:span><text:span text:style-name="T103">u</text:span><text:span text:style-name="T104">san.</text:span></text:p>
        </text:list-item>
        <text:list-item>
          <text:p text:style-name="P105">Kijelző - a kijelző a jel értékét megjelenítő elem, egy bemenete van. Bemenetének igaz estén világít, hamis esetében pedig nem világít.</text:p>
        </text:list-item>
      </text:list>
      <text:p text:style-name="P106">Későbbiekben új építőelemek megjelenése is várható.</text:p>
      <text:p text:style-name="P107">Az építőelemekből tetszőleges logikai hálózat felépíthető, amely a jelforrások, mint bemeneti értékek hatására működést produkál, amely a kijelzőkön keresztül megfigyelhető.</text:p>
      <text:p text:style-name="Standard"/>
      <text:h text:style-name="P108" text:outline-level="1" text:restart-numbering="true" text:start-value="2">Követelmény, projekt, funkcionalitás<text:bookmark-end text:name="_Ref251771138"/></text:h>
      <text:h text:style-name="P109" text:outline-level="2">Követelmény definíció</text:h>
      <text:p text:style-name="magyarazat">[A 2.1. és 2.2. dokumentumok<text:s/>tartalomjegyzéke a Szoftvertechnológia c. tárgy fóliáin megtalálható. De követhetők a Software Engineering tankönyvekben közölt tartalomjegyzékek és egy korábbi<text:s/><text:a xlink:href="http://kfarkas.iit.bme.hu/%7Eszoftlab4/mintapelda.pdf" office:target-frame-name="_top" xlink:show="replace"><text:span text:style-name="Internetlink">minta</text:span></text:a><text:s/>is. Mindenképpen<text:s/>specifikálni kell a szoftver fordításával, futtatásával és telepítésével kapcsolatos rendszer(ek) paramétereit.]</text:p>
      <text:h text:style-name="Címsor3" text:outline-level="3">A program célja, alapvető feladata</text:h>
      <text:h text:style-name="Címsor3" text:outline-level="3">A fejlesztőkörnyezet</text:h>
      <text:p text:style-name="Standard">A fejlesztéshez Netbeans 6.9.1 szoftvert választottuk. Modellezéshez a NetBeans-hez letölthető UML plugint haználjuk, mely képes az objektum-diagramból Java forráskódot generálni. Közben ügyelünk arra, hogy a program kompatibilis legyen a Sun Java 1.6-os szabványával. Természetesen a cél az, hogy a<text:s/>modellező<text:s/>program<text:s/>a Hallgatói Számítógép Központban rendszeresített JDK alatt fordítható és futtatható legyen. A Microsoft Office és az Open Office programokkal, ODT formátumban készítjük. A unit-tesztekre a JUnit csomagot fogjuk használni.<text:s/></text:p>
      <text:soft-page-break/>
      <text:h text:style-name="Címsor3" text:outline-level="3">A futtatáshoz szükséges környezet</text:h>
      <text:p text:style-name="Standard">Java Runtime Environment, illetve az a számítógép,<text:s/>mely ezt futtatni képes. (A Sun ajánlásai PC-re: Pentium 166Mhz vagy gyorsabb processzor és 32Mb memória.) A játék használatához graﬁkus képernyő és egér szükséges.</text:p>
      <text:h text:style-name="Címsor3" text:outline-level="3">A felhasználói felület</text:h>
      <text:p text:style-name="Standard">A játékprogram végső változata graﬁkus felhasználói felülettel rendelkezik. A programot a felhasználó az egér segítségével vezérelheti.</text:p>
      <text:h text:style-name="Címsor3" text:outline-level="3">Minőségi tényezők</text:h>
      <text:p text:style-name="Standard"><text:span text:style-name="T110">Teljesítmény</text:span>: A cél az, hogy a digitális<text:s/>rendszermodellező<text:s/>szoftver használható legyen a fentebb meghatározott minimális rendszeren. A graﬁkus felületnél törekedni fogunk a folyamatos szimuláció megjelenítése.</text:p>
      <text:p text:style-name="Standard"><text:span text:style-name="T111">Újrafelhasználhatóság</text:span>: A cél az, hogy a graﬁkus felhasználói felületet a program többi részétől<text:s/>teljesen különválasszuk, így lehetővé téve azt, hogy később a graﬁkus felület egyszerűen és gyorsan változtatható legyen.</text:p>
      <text:p text:style-name="Standard"><text:span text:style-name="T112">Rugalmasság</text:span>: A rugalmasságot a fejlesztőkörnyezet biztosítja, a modellező szoftvernek ugyanis minden olyan környezetben futtathatónak<text:s/>kell lennie, melyben létezik megfelelő Java futtatókörnyezet.</text:p>
      <text:p text:style-name="Standard"><text:span text:style-name="T113">Felhasználhatóság</text:span>: A használat különösebb tanítást nem igényel, alapfokú számítástechnikai tudással akár a felhasználói kézikönyv elolvasása nélkül is használható.</text:p>
      <text:h text:style-name="Címsor3" text:outline-level="3">A software minősítése</text:h>
      <text:p text:style-name="Standard">A kifejlesztett software akkor megfelelő, ha minél pontosabban megegyezik a fentebb leírtakkal. Ezt ellenőrizni lehet a játék futtatásával és kipróbálásával, illetve a forráskód és a modell összevetésével.</text:p>
      <text:h text:style-name="Címsor3" text:outline-level="3">A kibocsátás</text:h>
      <text:p text:style-name="Standard">A program kibocsátása először a forráskóddal<text:s/>együtt a konzulens felé fog történni.</text:p>
      <text:h text:style-name="Címsor2" text:outline-level="2">Projekt terv</text:h>
      <text:h text:style-name="Címsor3" text:outline-level="3">Fejlesztői<text:s/>csapat</text:h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Csapattag neve</text:p>
          </table:table-cell>
          <table:table-cell table:style-name="TableCell120">
            <text:p text:style-name="P121">Feladatköre</text:p>
          </table:table-cell>
        </table:table-row>
        <table:table-row table:style-name="TableRow122">
          <table:table-cell table:style-name="TableCell123">
            <text:p text:style-name="TableContents">Kriván Bálint</text:p>
          </table:table-cell>
          <table:table-cell table:style-name="TableCell124">
            <text:p text:style-name="TableContents">csapatvezető, kód, dokumentáció, szervezés</text:p>
          </table:table-cell>
        </table:table-row>
        <table:table-row table:style-name="TableRow125">
          <table:table-cell table:style-name="TableCell126">
            <text:p text:style-name="TableContents">Jákli Gábor</text:p>
          </table:table-cell>
          <table:table-cell table:style-name="TableCell127">
            <text:p text:style-name="TableContents">kód, dokumentáció, ticket kordinálás</text:p>
          </table:table-cell>
        </table:table-row>
        <table:table-row table:style-name="TableRow128">
          <table:table-cell table:style-name="TableCell129">
            <text:p text:style-name="TableContents">Dévényi Attila</text:p>
          </table:table-cell>
          <table:table-cell table:style-name="TableCell130">
            <text:p text:style-name="TableContents">kód, dokumentáció</text:p>
          </table:table-cell>
        </table:table-row>
        <table:table-row table:style-name="TableRow131">
          <table:table-cell table:style-name="TableCell132">
            <text:p text:style-name="TableContents">Apagyi Gábor</text:p>
          </table:table-cell>
          <table:table-cell table:style-name="TableCell133">
            <text:p text:style-name="TableContents">kód, dokumentáció</text:p>
          </table:table-cell>
        </table:table-row>
        <table:table-row table:style-name="TableRow134">
          <table:table-cell table:style-name="TableCell135">
            <text:p text:style-name="TableContents">Péter Tamás Pál</text:p>
          </table:table-cell>
          <table:table-cell table:style-name="TableCell136">
            <text:p text:style-name="TableContents">kód, dokumentáció</text:p>
          </table:table-cell>
        </table:table-row>
      </table:table>
      <text:h text:style-name="Címsor3" text:outline-level="3">Életciklus<text:s/>modell</text:h>
      <text:p text:style-name="Standard">A feladat először a program megtervezése, mely a dinamikus- és objektummodelleket foglalja magába. Ha ez készen van, elkezdhető a skeleton implementálása. Ez a lépés már teljesen meghatározott, nem merülhet fel semmilyen komplikáció, ha a modellek megfelelőek voltak.</text:p>
      <text:p text:style-name="Standard">A következő feladat a prototípus elkészítése. A programnak ebben az állapotban könnyen tesztelhetőnek kell lennie, hogy a programozási és funkcionalitási logikai hibák könnyen<text:s/><text:soft-page-break/>felismerhetők legyenek. A könnyű tesztelhetőség azt jelenti, hogy a bemenetet és a kimenetet is lehet állományból illetve állományba generálni, hogy ennek kiértékelése is egyszerű legyen.</text:p>
      <text:p text:style-name="Standard">Ha már a prototípus is megfelelő, akkor kezdődhet a graﬁkus felület megvalósítása. Itt is fontosa tesztelés és a kiértékelés, mert a jó megjelenés sokat számít a modellező használhatóságában. Ha ennek kifejlesztése is sikeres, készen van a program első teljes változata.<text:s/>A kötelező feladat csak eddig tart. Ezt a változatot kell leadni a dokumentációval és a forráskóddal együtt.</text:p>
      <text:h text:style-name="Címsor3" text:outline-level="3">Szervezési struktúra</text:h>
      <text:p text:style-name="Standard">A csapat öt emberből áll. A feladat szempontjából a tudásunk nem azonos, mindenki más-más</text:p>
      <text:p text:style-name="Standard">területet érez a magáénak, illetve a feladat eltérő részinek megoldásához van nagyobb kedvünk. Azt a felépítést választottuk, hogy mindenki az érdeklődésének és tudásának legmegfelelőbb részt kapja az egész feladatból. A feladatok szétosztását találkozókon beszéljük meg, ahol az egyéni kívánságok mellett ügyelünk arra, hogy minden feladat kiosztásra kerüljön, valamint a csapattagok az egész<text:s/>feladat megoldásából nagyjából egyenlő mértékben vegyék ki a részüket. A találkozók keretében, mivel a szétosztott feladatok nagy mértékben függnek egymástól, javaslatokat teszünk egymásnak a feladat megoldásának körülményeit és a határidőt illetően. Ezt követően a csapattagok elvégzik a rájuk</text:p>
      <text:p text:style-name="Standard">kiosztott feladatot, melyek a következő találkozón való egyeztetés után tehetők közzé.</text:p>
      <text:p text:style-name="Standard">Hogy a fejlesztés minél hatékonyabb és zökkenő mentesebb legyen, a következő korszerű eszközöket alkalmazzuk:</text:p>
      <text:p text:style-name="Standard">E-mail: Az egymás számára fontos anyagokat, melyeket a találkozókon előzetesen megbeszéltünk, levélben küldjük el.</text:p>
      <text:p text:style-name="Standard">Msn: Felvettük egymást a Microsoft Messenger-be, hogy szükség esetén egymástól is segítséget tudjunk kérni kisebb technikai problémák megoldásában. Természetesen<text:s/>ezek a feladat lényegét, a projectről hozott döntéseket nem érinthetik, de kivételes helyzetben akár az Interneten is tarthatunk találkozót.</text:p>
      <text:p text:style-name="Standard">Git-repo: A feladatok megoldása közben keletkezett anyagokat egy, kizárólag a csapat tagjai által hozzáférhető helyen tároljuk. Így mindig elérhető a fejlesztések legfrisseb változata. Csapatunk a<text:s/><text:a xlink:href="http://www.codaset.com" office:target-frame-name="_top" xlink:show="replace"><text:span text:style-name="Hiperhivatkozás">www.codaset.com</text:span></text:a><text:s/>oldal által nyújtott ingyenes git-repo-t használja.</text:p>
      <text:p text:style-name="Standard">Ticket: A fejlesztés során felmerülő problémákat, kérdéseket ticket formájában megírjuk egymásnak, amit később a kijelölt felelős személy megold, ha szükséges akkor együtt konzultálunk a megoldás módjáról, menetéről.</text:p>
      <text:h text:style-name="Címsor3" text:outline-level="3">Fejlesztési ütemterv</text:h>
      <text:p text:style-name="Standard">A program fejlesztésének három fő lépcsőfoka van. Ezek a következők:</text:p>
      <text:p text:style-name="Standard"><text:span text:style-name="T137">Skeleton</text:span>: A<text:s/>cél az, hogy mind a dinamikus, mind az objektum modell jól legyen kitalálva. Ha ezek elkészültek, akkor a fejlesztés szempontjából sikeresen leraktuk az alapokat.</text:p>
      <text:p text:style-name="Standard"><text:span text:style-name="T138">Prototípus</text:span>: Ez már szinte a teljes változat, csak a graﬁkus felület elemei hiányoznak. Ez a változat tökéletesen megfelelő arra, hogy az objektumok, rutinok, függvények szemantikai helyességét vizsgáljuk.</text:p>
      <text:p text:style-name="Standard"><text:span text:style-name="T139">Graﬁkus változat:</text:span><text:s/>A program teljes változata. Tulajdonképpen a prototípus a graﬁkus felülettel</text:p>
      <text:p text:style-name="Standard">kiegészítve, esetleg kismértékben továbbfejlesztve.</text:p>
      <text:h text:style-name="Címsor3" text:outline-level="3">Határidők</text:h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febr. 11.</text:p>
          </table:table-cell>
          <table:table-cell table:style-name="TableCell146">
            <text:p text:style-name="P147">Csapat regisztráció</text:p>
          </table:table-cell>
        </table:table-row>
        <table:table-row table:style-name="TableRow148">
          <table:table-cell table:style-name="TableCell149">
            <text:p text:style-name="Standard"><text:span text:style-name="T150">febr. 21.</text:span></text:p>
          </table:table-cell>
          <table:table-cell table:style-name="TableCell151">
            <text:p text:style-name="Standard"><text:span text:style-name="T152">Követelmény, projekt, funkcionalitás</text:span></text:p>
          </table:table-cell>
        </table:table-row>
        <table:table-row table:style-name="TableRow153">
          <table:table-cell table:style-name="TableCell154">
            <text:p text:style-name="Standard"><text:span text:style-name="T155">febr. 28.</text:span></text:p>
          </table:table-cell>
          <table:table-cell table:style-name="TableCell156">
            <text:p text:style-name="Standard"><text:span text:style-name="T157">Analízis modell kidolgozása 1.</text:span></text:p>
          </table:table-cell>
        </table:table-row>
        <table:table-row table:style-name="TableRow158">
          <table:table-cell table:style-name="TableCell159">
            <text:p text:style-name="Standard"><text:span text:style-name="T160">márc. 7.</text:span></text:p>
          </table:table-cell>
          <table:table-cell table:style-name="TableCell161">
            <text:p text:style-name="Standard"><text:span text:style-name="T162">Analízis modell kidolgozása 2.</text:span></text:p>
          </table:table-cell>
        </table:table-row>
        <text:soft-page-break/>
        <table:table-row table:style-name="TableRow163">
          <table:table-cell table:style-name="TableCell164">
            <text:p text:style-name="Standard"><text:span text:style-name="T165">márc. 14.</text:span></text:p>
          </table:table-cell>
          <table:table-cell table:style-name="TableCell166">
            <text:p text:style-name="Standard"><text:span text:style-name="T167">Szkeleton tervezése</text:span></text:p>
          </table:table-cell>
        </table:table-row>
        <table:table-row table:style-name="TableRow168">
          <table:table-cell table:style-name="TableCell169">
            <text:p text:style-name="Standard"><text:span text:style-name="T170">márc. 21.</text:span></text:p>
          </table:table-cell>
          <table:table-cell table:style-name="TableCell171">
            <text:p text:style-name="Standard"><text:span text:style-name="T172">Szkeleton</text:span></text:p>
          </table:table-cell>
        </table:table-row>
        <table:table-row table:style-name="TableRow173">
          <table:table-cell table:style-name="TableCell174">
            <text:p text:style-name="Standard"><text:span text:style-name="T175">márc. 28.</text:span></text:p>
          </table:table-cell>
          <table:table-cell table:style-name="TableCell176">
            <text:p text:style-name="Standard"><text:span text:style-name="T177">Prototípus<text:s/></text:span><text:span text:style-name="T178">koncepciója</text:span></text:p>
          </table:table-cell>
        </table:table-row>
        <table:table-row table:style-name="TableRow179">
          <table:table-cell table:style-name="TableCell180">
            <text:p text:style-name="Standard"><text:span text:style-name="T181">ápr.  4.</text:span></text:p>
          </table:table-cell>
          <table:table-cell table:style-name="TableCell182">
            <text:p text:style-name="Standard"><text:span text:style-name="T183">Részletes tervek</text:span></text:p>
          </table:table-cell>
        </table:table-row>
        <table:table-row table:style-name="TableRow184">
          <table:table-cell table:style-name="TableCell185">
            <text:p text:style-name="Standard"><text:span text:style-name="T186">ápr. 18.</text:span></text:p>
          </table:table-cell>
          <table:table-cell table:style-name="TableCell187">
            <text:p text:style-name="Standard"><text:span text:style-name="T188">Prototípus</text:span></text:p>
          </table:table-cell>
        </table:table-row>
        <table:table-row table:style-name="TableRow189">
          <table:table-cell table:style-name="TableCell190">
            <text:p text:style-name="Standard"><text:span text:style-name="T191">ápr. 26.</text:span></text:p>
          </table:table-cell>
          <table:table-cell table:style-name="TableCell192">
            <text:p text:style-name="Standard"><text:span text:style-name="T193">Grafikus felület specifikációja</text:span></text:p>
          </table:table-cell>
        </table:table-row>
        <table:table-row table:style-name="TableRow194">
          <table:table-cell table:style-name="TableCell195">
            <text:p text:style-name="Standard"><text:span text:style-name="T196">máj. 9.</text:span></text:p>
          </table:table-cell>
          <table:table-cell table:style-name="TableCell197">
            <text:p text:style-name="Standard"><text:span text:style-name="T198">Grafikus változat</text:span></text:p>
          </table:table-cell>
        </table:table-row>
        <table:table-row table:style-name="TableRow199">
          <table:table-cell table:style-name="TableCell200">
            <text:p text:style-name="Standard"><text:span text:style-name="T201">máj. 13.</text:span></text:p>
          </table:table-cell>
          <table:table-cell table:style-name="TableCell202">
            <text:p text:style-name="P203">Összefoglalás</text:p>
          </table:table-cell>
        </table:table-row>
      </table:table>
      <text:p text:style-name="Standard"/>
      <text:h text:style-name="Címsor2" text:outline-level="2">Feladatleírás</text:h>
      <text:p text:style-name="magyarazat">[A feladat kb. 4000 karakteres (kb 1,5 oldal) részletezettségű magyar nyelvű leírása.<text:s/>Nem szerepelhetnek informatikai kifejezések.]</text:p>
      <text:h text:style-name="Címsor2" text:outline-level="2">Szótár</text:h>
      <text:p text:style-name="magyarazat">[A szótár a részletes leírás alapján készítendő dokumentum. Egy szótári bejegyzés definiálásához csak más szótári bejegyzések és köznapi – a feladattól független – fogalmak használhatók fel. A szótár mérete kb. 1-2 oldal legyen.]</text:p>
      <text:h text:style-name="Címsor2" text:outline-level="2">Essential use-case-ek</text:h>
      <text:p text:style-name="magyarazat">[A probléma magvát adó use-case-ek. Nem jelenik meg a high-score tábla, stb.]</text:p>
      <text:h text:style-name="Címsor3" text:outline-level="3">Use-case diagram</text:h>
      <text:p text:style-name="Standard"/>
      <text:h text:style-name="Címsor3" text:outline-level="3">Use-case leírások</text:h>
      <text:p text:style-name="magyarazat">[Minden use-case-hez külön]</text:p>
      <text:p text:style-name="Standard"/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Use-case neve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Rövid leírás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Aktorok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Forgatókönyv</text:p>
          </table:table-cell>
          <table:table-cell table:style-name="TableCell225">
            <text:p text:style-name="P226"/>
          </table:table-cell>
        </table:table-row>
      </table:table>
      <text:p text:style-name="Standard"/>
      <text:h text:style-name="Címsor2" text:outline-level="2">Napló</text:h>
      <text:p text:style-name="Standard"/>
      <text:p text:style-name="Standard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Kezdet</text:p>
          </table:table-cell>
          <table:table-cell table:style-name="TableCell235">
            <text:p text:style-name="P236">Időtartam</text:p>
          </table:table-cell>
          <table:table-cell table:style-name="TableCell237">
            <text:p text:style-name="P238">Résztvevők</text:p>
          </table:table-cell>
          <table:table-cell table:style-name="TableCell239">
            <text:p text:style-name="P240">Leírás</text:p>
          </table:table-cell>
        </table:table-row>
        <table:table-row table:style-name="TableRow241">
          <table:table-cell table:style-name="TableCell242">
            <text:p text:style-name="P243">2011.02.16. 09:00</text:p>
          </table:table-cell>
          <table:table-cell table:style-name="TableCell244">
            <text:p text:style-name="P245">2 óra</text:p>
          </table:table-cell>
          <table:table-cell table:style-name="TableCell246">
            <text:p text:style-name="P247">Kriván B.</text:p>
            <text:p text:style-name="Standard">Dévényi A.</text:p>
            <text:p text:style-name="Standard">Apagyi G.</text:p>
            <text:p text:style-name="Standard">Péter T.</text:p>
          </table:table-cell>
          <table:table-cell table:style-name="TableCell248">
            <text:p text:style-name="P249">Értekezlet.</text:p>
            <text:p text:style-name="Standard">Megbeszéltük a projekt szervezését, struktúráját; kommunikáció formáit. Algoritmusokról is konzultáltunk.</text:p>
          </table:table-cell>
        </table:table-row>
        <table:table-row table:style-name="TableRow250">
          <table:table-cell table:style-name="TableCell251">
            <text:p text:style-name="P252">2011.02.16 15:00</text:p>
          </table:table-cell>
          <table:table-cell table:style-name="TableCell253">
            <text:p text:style-name="P254">1 óra</text:p>
          </table:table-cell>
          <table:table-cell table:style-name="TableCell255">
            <text:p text:style-name="P256">Jákli G</text:p>
          </table:table-cell>
          <table:table-cell table:style-name="TableCell257">
            <text:p text:style-name="P258">Projektterv írás</text:p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p text:style-name="magyaraza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Címsor2" style:display-name="Címsor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Címsor3" style:display-name="Címsor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Címsor4" style:display-name="Címsor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Címsor5" style:display-name="Címsor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Címsor6" style:display-name="Címsor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Címsor7" style:display-name="Címsor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Címsor8" style:display-name="Címsor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Címsor9" style:display-name="Címsor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list-style style:name="WW_OutlineListStyle_1" style:display-name="WW_OutlineListStyle_1">
      <text:list-level-style-number text:level="1" style:num-suffix=".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magyarazat" style:display-name="magyarazat" style:family="paragraph" style:parent-style-name="Standard">
      <style:text-properties fo:font-style="italic" style:font-style-asian="italic" fo:color="#0000FF" fo:hyphenate="false"/>
    </style:style>
    <style:style style:name="Címsor20" style:display-name="Címsor2" style:family="paragraph" style:parent-style-name="Standard" style:list-style-name="WW8Num2"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Élőláb" style:display-name="Élőláb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álWeb" style:display-name="Normál (Web)" style:family="paragraph" style:parent-style-name="Standard">
      <style:paragraph-properties fo:margin-top="0.1944in" fo:margin-bottom="0.1944in"/>
      <style:text-properties fo:hyphenate="false"/>
    </style:style>
    <style:style style:name="Élőfej" style:display-name="Élőfej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borékszöveg" style:display-name="Buborékszöveg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1z3" style:display-name="WW8Num1z3" style:family="text">
      <style:text-properties style:font-name="Symbol" fo:color="#000000"/>
    </style:style>
    <style:style style:name="WW8Num3z0" style:display-name="WW8Num3z0" style:family="text">
      <style:text-properties style:font-name="Symbol" fo:color="#000000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/>
    </style:style>
    <style:style style:name="WW8Num3z3" style:display-name="WW8Num3z3" style:family="text">
      <style:text-properties style:font-name="Symbol"/>
    </style:style>
    <style:style style:name="WW8Num5z3" style:display-name="WW8Num5z3" style:family="text">
      <style:text-properties style:font-name="Symbol" fo:color="#000000"/>
    </style:style>
    <style:style style:name="FootnoteSymbol" style:display-name="Footnote Symbol" style:family="text" style:parent-style-name="Bekezdésalapbetűtípusa">
      <style:text-properties style:text-position="super 66.6%"/>
    </style:style>
    <style:style style:name="Oldalszám" style:display-name="Oldalszám" style:family="text" style:parent-style-name="Bekezdésalapbetűtípusa"/>
    <style:style style:name="magyarazatChar" style:display-name="magyarazat Char" style:family="text" style:parent-style-name="Bekezdésalapbetűtípusa">
      <style:text-properties fo:font-style="italic" style:font-style-asian="italic" fo:color="#0000FF" fo:font-size="12pt" style:font-size-asian="12pt" style:font-size-complex="12pt" fo:language="hu" fo:country="HU" style:language-complex="ar" style:country-complex="SA"/>
    </style:style>
    <style:style style:name="Internetlink" style:display-name="Internet link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ímsor2Char" style:display-name="Címsor 2 Char" style:family="text" style:parent-style-name="Bekezdésalapbetűtípusa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BuborékszövegChar" style:display-name="Buborékszöveg Char" style:family="text" style:parent-style-name="Bekezdésalapbetűtípusa">
      <style:text-properties style:font-name="Tahoma" style:font-name-complex="Tahoma" fo:font-size="8pt" style:font-size-asian="8pt" style:font-size-complex="8p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fo:keep-together="always" style:vertical-align="auto" fo:margin-top="0.3333in" fo:margin-bottom="0in" fo:line-height="115%"/>
      <style:text-properties style:font-name="Cambria" style:font-name-complex="Times New Roman" fo:color="#365F91" style:letter-kerning="false" fo:font-size="14pt" style:font-size-asian="14pt" style:font-size-complex="14pt" style:language-asian="hu" style:country-asian="HU" fo:hyphenate="true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style:font-name-complex="Mangal" style:font-size-complex="10.5pt" fo:hyphenate="false"/>
    </style:style>
    <style:style style:name="TJ2" style:display-name="TJ 2" style:family="paragraph" style:parent-style-name="Normál" style:next-style-name="Normá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J3" style:display-name="TJ 3" style:family="paragraph" style:parent-style-name="Normál" style:next-style-name="Normá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suffix=".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4" style:family="text">
      <style:text-properties style:font-name="Symbol" fo:color="#000000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bullet text:level="4" text:style-name="WW_CharLFO3LVL4" text:bullet-char="">
        <style:list-level-properties/>
        <style:text-properties style:font-name="Symbol"/>
      </text:list-level-style-bullet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1" style:family="text">
      <style:text-properties style:font-name="Symbol" fo:color="#00000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3" style:display-name="WW8Num3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 text:start-value="8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4" style:family="text">
      <style:text-properties style:font-name="Symbol" fo:color="#000000"/>
    </style:style>
    <text:list-style style:name="WW8Num5" style:display-name="WW8Num5">
      <text:list-level-style-number text:level="1" style:num-suffix="." style:num-format="1" text:start-value="8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bullet text:level="4" text:style-name="WW_CharLFO7LVL4" text:bullet-char="">
        <style:list-level-properties/>
        <style:text-properties style:font-name="Symbol"/>
      </text:list-level-style-bullet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6" style:display-name="WW8Num6">
      <text:list-level-style-number text:level="1" style:num-suffix="." style:num-format="1" text:start-value="7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suffix=".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 text:start-value="2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4LVL1" style:family="text">
      <style:text-properties style:font-name="Wingdings" fo:font-size="10pt" style:font-size-asian="10pt"/>
    </style:style>
    <style:style style:name="WW_CharLFO14LVL2" style:family="text">
      <style:text-properties style:font-name="Wingdings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format="1">
        <style:list-level-properties text:space-before="0in" text:min-label-width="0.4895in"/>
      </text:list-level-style-number>
      <text:list-level-style-number text:level="2" style:num-format="1" text:display-levels="2">
        <style:list-level-properties text:space-before="0in" text:min-label-width="0.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75in"/>
      </text:list-level-style-number>
      <text:list-level-style-number text:level="5" style:num-format="1" text:display-levels="5">
        <style:list-level-properties text:space-before="0in" text:min-label-width="1in"/>
      </text:list-level-style-number>
      <text:list-level-style-number text:level="6" style:num-format="1" text:display-levels="6">
        <style:list-level-properties text:space-before="0in" text:min-label-width="1in"/>
      </text:list-level-style-number>
      <text:list-level-style-number text:level="7" style:num-format="1" text:display-levels="7">
        <style:list-level-properties text:space-before="0in" text:min-label-width="1.25in"/>
      </text:list-level-style-number>
      <text:list-level-style-number text:level="8" style:num-format="1" text:display-levels="8">
        <style:list-level-properties text:space-before="0in" text:min-label-width="1.25in"/>
      </text:list-level-style-number>
      <text:list-level-style-number text:level="9" style:num-format="1" text:display-levels="9">
        <style:list-level-properties text:space-before="0in" text:min-label-width="1.5in"/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Élőláb" style:family="paragraph">
      <style:paragraph-properties>
        <style:tab-stops>
          <style:tab-stop style:type="center" style:position="3.15in"/>
          <style:tab-stop style:type="right" style:position="6.3111in"/>
        </style:tab-stops>
      </style:paragraph-properties>
    </style:style>
    <style:style style:name="T3" style:parent-style-name="Bekezdésalapbetűtípusa" style:family="text">
      <style:text-properties fo:font-style="italic" style:font-style-asian="italic" fo:language="en" fo:country="US"/>
    </style:style>
    <style:style style:name="T4" style:parent-style-name="Bekezdésalapbetűtípusa" style:family="text">
      <style:text-properties fo:font-style="italic" style:font-style-asian="italic" fo:language="en" fo:country="US"/>
    </style:style>
    <style:style style:name="T5" style:parent-style-name="Bekezdésalapbetűtípusa" style:family="text">
      <style:text-properties fo:font-style="italic" style:font-style-asian="italic" fo:color="#0000FF" fo:language="en" fo:country="US"/>
    </style:style>
    <style:style style:name="T6" style:parent-style-name="Bekezdésalapbetűtípusa" style:family="text">
      <style:text-properties fo:font-style="italic" style:font-style-asian="italic" fo:language="en" fo:country="US"/>
    </style:style>
    <style:style style:name="P7" style:parent-style-name="Élőláb" style:family="paragraph">
      <style:paragraph-properties fo:text-align="center" fo:margin-right="0.25in"/>
    </style:style>
    <style:style style:name="T8" style:parent-style-name="Bekezdésalapbetűtípusa" style:family="text">
      <style:text-properties fo:language="en" fo:country="US"/>
    </style:style>
    <style:style style:name="T9" style:parent-style-name="Bekezdésalapbetűtípusa" style:family="text">
      <style:text-properties fo:language="en" fo:country="US"/>
    </style:style>
    <style:style style:name="T10" style:parent-style-name="Bekezdésalapbetűtípusa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2.Követelmény, projekt, funkcionalitás</text:span><text:span text:style-name="T4"><text:tab/></text:span><text:span text:style-name="T5"><text:tab/></text:span><text:span text:style-name="T6">Override</text:span></text:p>
      </style:header>
      <style:footer>
        <text:p text:style-name="P7"><text:span text:style-name="T8"><text:page-number text:fixed="false">4</text:page-number></text:span><text:span text:style-name="T9">/</text:span><text:span text:style-name="T10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</dc:title>
    <meta:initial-creator>Goldschmidt Balázs</meta:initial-creator>
    <dc:creator>Gabor</dc:creator>
    <meta:creation-date>2011-02-16T19:13:00Z</meta:creation-date>
    <dc:date>2011-02-16T19:42:00Z</dc:date>
    <meta:template xlink:href="Normal" xlink:type="simple"/>
    <meta:editing-cycles>10</meta:editing-cycles>
    <meta:editing-duration>PT1800S</meta:editing-duration>
    <meta:user-defined meta:name="Információ 1"/>
    <meta:user-defined meta:name="Információ 2"/>
    <meta:user-defined meta:name="Információ 3"/>
    <meta:user-defined meta:name="Információ 4"/>
    <meta:document-statistic meta:page-count="5" meta:paragraph-count="19" meta:word-count="1211" meta:character-count="9551" meta:row-count="69" meta:non-whitespace-character-count="8359"/>
  </office:meta>
</office:document-meta>
</file>